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800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23.41" calcext:value-type="float">
            <text:p>23.41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343 kWh</text:p>
          </table:table-cell>
          <table:table-cell office:value-type="float" office:value="2603.08" calcext:value-type="float">
            <text:p>2603.08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432.45" calcext:value-type="float">
            <text:p>432.45</text:p>
          </table:table-cell>
          <table:table-cell office:value-type="float" office:value="28.54" calcext:value-type="float">
            <text:p>28.54</text:p>
          </table:table-cell>
          <table:table-cell office:value-type="string" calcext:value-type="string">
            <text:p>T-1</text:p>
          </table:table-cell>
          <table:table-cell office:value-type="float" office:value="3338.83" calcext:value-type="float">
            <text:p>3338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349 kWh</text:p>
          </table:table-cell>
          <table:table-cell office:value-type="float" office:value="2638.71" calcext:value-type="float">
            <text:p>2638.71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437.7" calcext:value-type="float">
            <text:p>437.7</text:p>
          </table:table-cell>
          <table:table-cell office:value-type="float" office:value="28.89" calcext:value-type="float">
            <text:p>28.89</text:p>
          </table:table-cell>
          <table:table-cell office:value-type="string" calcext:value-type="string">
            <text:p>T-1</text:p>
          </table:table-cell>
          <table:table-cell office:value-type="float" office:value="3355.72" calcext:value-type="float">
            <text:p>3355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449.79" calcext:value-type="float">
            <text:p>449.79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392 kWh</text:p>
          </table:table-cell>
          <table:table-cell office:value-type="float" office:value="2951.28" calcext:value-type="float">
            <text:p>2951.28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546.23" calcext:value-type="float">
            <text:p>546.23</text:p>
          </table:table-cell>
          <table:table-cell office:value-type="float" office:value="32.01" calcext:value-type="float">
            <text:p>32.01</text:p>
          </table:table-cell>
          <table:table-cell office:value-type="string" calcext:value-type="string">
            <text:p>T-1</text:p>
          </table:table-cell>
          <table:table-cell office:value-type="float" office:value="4228.69" calcext:value-type="float">
            <text:p>4228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9.55" calcext:value-type="float">
            <text:p>19.55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367 kWh</text:p>
          </table:table-cell>
          <table:table-cell office:value-type="float" office:value="2751.18" calcext:value-type="float">
            <text:p>2751.1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54.43" calcext:value-type="float">
            <text:p>454.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-1</text:p>
          </table:table-cell>
          <table:table-cell office:value-type="float" office:value="3503.51" calcext:value-type="float">
            <text:p>3503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5.08" calcext:value-type="float">
            <text:p>15.0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375 kWh</text:p>
          </table:table-cell>
          <table:table-cell office:value-type="float" office:value="2799.92" calcext:value-type="float">
            <text:p>2799.92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61.66" calcext:value-type="float">
            <text:p>461.66</text:p>
          </table:table-cell>
          <table:table-cell office:value-type="float" office:value="30.47" calcext:value-type="float">
            <text:p>30.47</text:p>
          </table:table-cell>
          <table:table-cell office:value-type="string" calcext:value-type="string">
            <text:p>T-1</text:p>
          </table:table-cell>
          <table:table-cell office:value-type="float" office:value="3554.48" calcext:value-type="float">
            <text:p>3554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228.06" calcext:value-type="float">
            <text:p>228.06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382 kWh</text:p>
          </table:table-cell>
          <table:table-cell office:value-type="float" office:value="2840.38" calcext:value-type="float">
            <text:p>2840.38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97.81" calcext:value-type="float">
            <text:p>497.81</text:p>
          </table:table-cell>
          <table:table-cell office:value-type="float" office:value="30.87" calcext:value-type="float">
            <text:p>30.87</text:p>
          </table:table-cell>
          <table:table-cell office:value-type="string" calcext:value-type="string">
            <text:p>T-1</text:p>
          </table:table-cell>
          <table:table-cell office:value-type="float" office:value="3843.45" calcext:value-type="float">
            <text:p>3843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25.76" calcext:value-type="float">
            <text:p>25.76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385 kWh</text:p>
          </table:table-cell>
          <table:table-cell office:value-type="float" office:value="2851.25" calcext:value-type="float">
            <text:p>2851.25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69.14" calcext:value-type="float">
            <text:p>469.14</text:p>
          </table:table-cell>
          <table:table-cell office:value-type="float" office:value="30.97" calcext:value-type="float">
            <text:p>30.97</text:p>
          </table:table-cell>
          <table:table-cell office:value-type="string" calcext:value-type="string">
            <text:p>T-1</text:p>
          </table:table-cell>
          <table:table-cell office:value-type="float" office:value="3622.47" calcext:value-type="float">
            <text:p>3622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26.89" calcext:value-type="float">
            <text:p>26.89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417 kWh</text:p>
          </table:table-cell>
          <table:table-cell office:value-type="float" office:value="3075.52" calcext:value-type="float">
            <text:p>3075.5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502.96" calcext:value-type="float">
            <text:p>502.96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T-1</text:p>
          </table:table-cell>
          <table:table-cell office:value-type="float" office:value="3882.9" calcext:value-type="float">
            <text:p>388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23.7" calcext:value-type="float">
            <text:p>23.7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436 kWh</text:p>
          </table:table-cell>
          <table:table-cell office:value-type="float" office:value="3157.82" calcext:value-type="float">
            <text:p>3157.82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15.27" calcext:value-type="float">
            <text:p>515.27</text:p>
          </table:table-cell>
          <table:table-cell office:value-type="float" office:value="34.01" calcext:value-type="float">
            <text:p>34.01</text:p>
          </table:table-cell>
          <table:table-cell office:value-type="string" calcext:value-type="string">
            <text:p>T-1</text:p>
          </table:table-cell>
          <table:table-cell office:value-type="float" office:value="3974.12" calcext:value-type="float">
            <text:p>3974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24.09" calcext:value-type="float">
            <text:p>24.09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462 kWh</text:p>
          </table:table-cell>
          <table:table-cell office:value-type="float" office:value="3306.37" calcext:value-type="float">
            <text:p>3306.3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537.91" calcext:value-type="float">
            <text:p>537.91</text:p>
          </table:table-cell>
          <table:table-cell office:value-type="float" office:value="35.51" calcext:value-type="float">
            <text:p>35.51</text:p>
          </table:table-cell>
          <table:table-cell office:value-type="string" calcext:value-type="string">
            <text:p>T-1</text:p>
          </table:table-cell>
          <table:table-cell office:value-type="float" office:value="4148.08" calcext:value-type="float">
            <text:p>4148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23.38" calcext:value-type="float">
            <text:p>23.38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405 kWh</text:p>
          </table:table-cell>
          <table:table-cell office:value-type="float" office:value="2886.59" calcext:value-type="float">
            <text:p>2886.5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74.16" calcext:value-type="float">
            <text:p>474.16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T-1</text:p>
          </table:table-cell>
          <table:table-cell office:value-type="float" office:value="3658.62" calcext:value-type="float">
            <text:p>3658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24.76" calcext:value-type="float">
            <text:p>24.76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414 kWh</text:p>
          </table:table-cell>
          <table:table-cell office:value-type="float" office:value="2939.18" calcext:value-type="float">
            <text:p>2939.1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81.98" calcext:value-type="float">
            <text:p>481.98</text:p>
          </table:table-cell>
          <table:table-cell office:value-type="float" office:value="31.81" calcext:value-type="float">
            <text:p>31.81</text:p>
          </table:table-cell>
          <table:table-cell office:value-type="string" calcext:value-type="string">
            <text:p>T-1</text:p>
          </table:table-cell>
          <table:table-cell office:value-type="float" office:value="3719.95" calcext:value-type="float">
            <text:p>3719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59:01.909000000</meta:creation-date>
    <dc:date>2018-03-27T22:01:42.168000000</dc:date>
    <meta:editing-duration>PT2M40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